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A" fo:border-bottom="thin solid #00000A" fo:border-left="none" fo:border-right="non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A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A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A" fo:border-bottom="thin solid #000000" fo:border-left="thin solid #00000A" fo:border-right="thin solid #00000A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A" fo:border-bottom="thin solid #00000A" fo:border-left="thin solid #00000A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0" style:family="table-cell" style:parent-style-name="Default" style:data-style-name="N14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-top="thin solid #00000A" fo:border-bottom="thin solid #000000" fo:border-left="thin solid #00000A" fo:border-right="thin solid #00000A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13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eer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6" table:number-rows-spanned="1" table:style-name="ce4">
            <text:p>Peer Result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6">
            <text:p>Role</text:p>
          </table:table-cell>
          <table:covered-table-cell/>
          <table:table-cell office:value-type="string" table:number-columns-spanned="2" table:number-rows-spanned="1" table:style-name="ce7">
            <text:p>Work Required</text:p>
          </table:table-cell>
          <table:covered-table-cell/>
          <table:table-cell office:value-type="string" table:number-columns-spanned="2" table:number-rows-spanned="1" table:style-name="ce7">
            <text:p>Role Difficulty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eam Leader</text:p>
          </table:table-cell>
          <table:covered-table-cell/>
          <table:table-cell office:value-type="percentage" office:value="0.08" table:number-columns-spanned="2" table:number-rows-spanned="1" table:style-name="ce9">
            <text:p>8.00%</text:p>
          </table:table-cell>
          <table:covered-table-cell/>
          <table:table-cell office:value-type="percentage" office:value="0.08" table:number-columns-spanned="2" table:number-rows-spanned="1" table:style-name="ce9">
            <text:p>8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Development Manager</text:p>
          </table:table-cell>
          <table:covered-table-cell/>
          <table:table-cell office:value-type="percentage" office:value="0.08" table:number-columns-spanned="2" table:number-rows-spanned="1" table:style-name="ce9">
            <text:p>8.00%</text:p>
          </table:table-cell>
          <table:covered-table-cell/>
          <table:table-cell office:value-type="percentage" office:value="0.08" table:number-columns-spanned="2" table:number-rows-spanned="1" table:style-name="ce9">
            <text:p>8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Planning Manager</text:p>
          </table:table-cell>
          <table:covered-table-cell/>
          <table:table-cell office:value-type="percentage" office:value="0.1" table:number-columns-spanned="2" table:number-rows-spanned="1" table:style-name="ce9">
            <text:p>10.00%</text:p>
          </table:table-cell>
          <table:covered-table-cell/>
          <table:table-cell office:value-type="percentage" office:value="0.09" table:number-columns-spanned="2" table:number-rows-spanned="1" table:style-name="ce9">
            <text:p>9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Quality/Process Manager</text:p>
          </table:table-cell>
          <table:covered-table-cell/>
          <table:table-cell office:value-type="percentage" office:value="0.08" table:number-columns-spanned="2" table:number-rows-spanned="1" table:style-name="ce9">
            <text:p>8.00%</text:p>
          </table:table-cell>
          <table:covered-table-cell/>
          <table:table-cell office:value-type="percentage" office:value="0.08" table:number-columns-spanned="2" table:number-rows-spanned="1" table:style-name="ce9">
            <text:p>8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Support Manager</text:p>
          </table:table-cell>
          <table:covered-table-cell/>
          <table:table-cell office:value-type="percentage" office:value="0.06" table:number-columns-spanned="2" table:number-rows-spanned="1" table:style-name="ce9">
            <text:p>6.00%</text:p>
          </table:table-cell>
          <table:covered-table-cell/>
          <table:table-cell office:value-type="percentage" office:value="7.0000000000000007E-2" table:number-columns-spanned="2" table:number-rows-spanned="1" table:style-name="ce9">
            <text:p>7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otal Contribution (100%)</text:p>
          </table:table-cell>
          <table:covered-table-cell/>
          <table:table-cell office:value-type="percentage" office:value="0.4" table:number-columns-spanned="2" table:number-rows-spanned="1" table:style-name="ce10">
            <text:p>40.00%</text:p>
          </table:table-cell>
          <table:covered-table-cell/>
          <table:table-cell office:value-type="percentage" office:value="0.4" table:number-columns-spanned="2" table:number-rows-spanned="1" table:style-name="ce10">
            <text:p>40.00%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spirit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Overall effectiveness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Rewarding experience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productivity</text:p>
          </table:table-cell>
          <table:covered-table-cell table:number-columns-repeated="2"/>
          <table:table-cell office:value-type="float" office:value="1.2" table:number-columns-spanned="3" table:number-rows-spanned="1" table:style-name="ce13">
            <text:p>1.2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cess quality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duct quality</text:p>
          </table:table-cell>
          <table:covered-table-cell table:number-columns-repeated="2"/>
          <table:table-cell office:value-type="float" office:value="1.6" table:number-columns-spanned="3" table:number-rows-spanned="1" table:style-name="ce13">
            <text:p>1.6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1.8" table:number-columns-spanned="3" table:number-rows-spanned="1" table:style-name="ce13">
            <text:p>1.8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office:value-type="float" office:value="1.2" table:number-columns-spanned="3" table:number-rows-spanned="1" table:style-name="ce13">
            <text:p>1.2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1.6" table:number-columns-spanned="3" table:number-rows-spanned="1" table:style-name="ce13">
            <text:p>1.6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1.8" table:number-columns-spanned="3" table:number-rows-spanned="1" table:style-name="ce13">
            <text:p>1.8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1.2" table:number-columns-spanned="3" table:number-rows-spanned="1" table:style-name="ce13">
            <text:p>1.2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6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1.6" table:number-columns-spanned="3" table:number-rows-spanned="1" table:style-name="ce13">
            <text:p>1.6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office:value-type="float" office:value="1.4" table:number-columns-spanned="3" table:number-rows-spanned="1" table:style-name="ce13">
            <text:p>1.4</text:p>
          </table:table-cell>
          <table:covered-table-cell table:number-columns-repeated="2"/>
          <table:table-cell table:number-columns-repeated="16378"/>
        </table:table-row>
        <table:table-row table:number-rows-repeated="1048537" table:style-name="ro2">
          <table:table-cell table:number-columns-repeated="16384"/>
        </table:table-row>
      </table:table>
      <table:table table:name="20095495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7">
            <text:p>Name</text:p>
          </table:table-cell>
          <table:table-cell office:value-type="string" table:style-name="ce18">
            <text:p>Jose Reyes</text:p>
          </table:table-cell>
          <table:table-cell office:value-type="string" table:style-name="ce17">
            <text:p>Team</text:p>
          </table:table-cell>
          <table:table-cell office:value-type="string" table:style-name="ce18">
            <text:p>PPR</text:p>
          </table:table-cell>
          <table:table-cell office:value-type="string" table:style-name="ce17">
            <text:p>Instructor</text:p>
          </table:table-cell>
          <table:table-cell office:value-type="string" table:style-name="ce18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Date</text:p>
          </table:table-cell>
          <table:table-cell office:value-type="date" office:date-value="2014-12-04T00:00:00" table:style-name="ce19">
            <text:p>12/04/14</text:p>
          </table:table-cell>
          <table:table-cell office:value-type="string" table:style-name="ce17">
            <text:p>Cycle No.</text:p>
          </table:table-cell>
          <table:table-cell office:value-type="float" office:value="4" table:style-name="ce18">
            <text:p>4</text:p>
          </table:table-cell>
          <table:table-cell office:value-type="string" table:style-name="ce17">
            <text:p>Week No.</text:p>
          </table:table-cell>
          <table:table-cell office:value-type="float" office:value="11" table:style-name="ce18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6">
            <text:p>Role</text:p>
          </table:table-cell>
          <table:covered-table-cell/>
          <table:table-cell office:value-type="string" table:number-columns-spanned="2" table:number-rows-spanned="1" table:style-name="ce7">
            <text:p>Work Required</text:p>
          </table:table-cell>
          <table:covered-table-cell/>
          <table:table-cell office:value-type="string" table:number-columns-spanned="2" table:number-rows-spanned="1" table:style-name="ce7">
            <text:p>Role Difficulty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eam Leader</text:p>
          </table:table-cell>
          <table:covered-table-cell/>
          <table:table-cell office:value-type="percentage" office:value="0.2" table:number-columns-spanned="2" table:number-rows-spanned="1" table:style-name="ce20">
            <text:p>20%</text:p>
          </table:table-cell>
          <table:covered-table-cell/>
          <table:table-cell office:value-type="percentage" office:value="0.2" table:number-columns-spanned="2" table:number-rows-spanned="1" table:style-name="ce20">
            <text:p>2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Development Manager</text:p>
          </table:table-cell>
          <table:covered-table-cell/>
          <table:table-cell office:value-type="percentage" office:value="0.2" table:number-columns-spanned="2" table:number-rows-spanned="1" table:style-name="ce20">
            <text:p>20%</text:p>
          </table:table-cell>
          <table:covered-table-cell/>
          <table:table-cell office:value-type="percentage" office:value="0.2" table:number-columns-spanned="2" table:number-rows-spanned="1" table:style-name="ce20">
            <text:p>2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Planning Manager</text:p>
          </table:table-cell>
          <table:covered-table-cell/>
          <table:table-cell office:value-type="percentage" office:value="0.25" table:number-columns-spanned="2" table:number-rows-spanned="1" table:style-name="ce20">
            <text:p>25%</text:p>
          </table:table-cell>
          <table:covered-table-cell/>
          <table:table-cell office:value-type="percentage" office:value="0.25" table:number-columns-spanned="2" table:number-rows-spanned="1" table:style-name="ce20">
            <text:p>25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Quality/Process Manager</text:p>
          </table:table-cell>
          <table:covered-table-cell/>
          <table:table-cell office:value-type="percentage" office:value="0.2" table:number-columns-spanned="2" table:number-rows-spanned="1" table:style-name="ce20">
            <text:p>20%</text:p>
          </table:table-cell>
          <table:covered-table-cell/>
          <table:table-cell office:value-type="percentage" office:value="0.2" table:number-columns-spanned="2" table:number-rows-spanned="1" table:style-name="ce20">
            <text:p>2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Support Manager</text:p>
          </table:table-cell>
          <table:covered-table-cell/>
          <table:table-cell office:value-type="percentage" office:value="0.15" table:number-columns-spanned="2" table:number-rows-spanned="1" table:style-name="ce20">
            <text:p>15%</text:p>
          </table:table-cell>
          <table:covered-table-cell/>
          <table:table-cell office:value-type="percentage" office:value="0.15" table:number-columns-spanned="2" table:number-rows-spanned="1" table:style-name="ce20">
            <text:p>15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otal Contribution (100%)</text:p>
          </table:table-cell>
          <table:covered-table-cell/>
          <table:table-cell office:value-type="percentage" office:value="1" table:number-columns-spanned="2" table:number-rows-spanned="1" table:style-name="ce10">
            <text:p>100.00%</text:p>
          </table:table-cell>
          <table:covered-table-cell/>
          <table:table-cell office:value-type="percentage" office:value="1" table:number-columns-spanned="2" table:number-rows-spanned="1" table:style-name="ce10">
            <text:p>100.00%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spirit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Overall effectiveness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Rewarding experience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productivity</text:p>
          </table:table-cell>
          <table:covered-table-cell table:number-columns-repeated="2"/>
          <table:table-cell office:value-type="float" office:value="3" table:number-columns-spanned="3" table:number-rows-spanned="1" table:style-name="ce21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cess quality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duct quality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5" table:number-columns-spanned="3" table:number-rows-spanned="1" table:style-name="ce21">
            <text:p>5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office:value-type="float" office:value="3" table:number-columns-spanned="3" table:number-rows-spanned="1" table:style-name="ce21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5" table:number-columns-spanned="3" table:number-rows-spanned="1" table:style-name="ce21">
            <text:p>5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3" table:number-columns-spanned="3" table:number-rows-spanned="1" table:style-name="ce21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6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5" table:number-columns-spanned="3" table:number-rows-spanned="1" table:style-name="ce21">
            <text:p>5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  <table:table table:name="20105627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7">
            <text:p>Name</text:p>
          </table:table-cell>
          <table:table-cell office:value-type="string" table:style-name="ce18">
            <text:p>Gilven Wu</text:p>
          </table:table-cell>
          <table:table-cell office:value-type="string" table:style-name="ce17">
            <text:p>Team</text:p>
          </table:table-cell>
          <table:table-cell office:value-type="string" table:style-name="ce18">
            <text:p>PPR</text:p>
          </table:table-cell>
          <table:table-cell office:value-type="string" table:style-name="ce17">
            <text:p>Instructor</text:p>
          </table:table-cell>
          <table:table-cell office:value-type="string" table:style-name="ce18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Date</text:p>
          </table:table-cell>
          <table:table-cell office:value-type="date" office:date-value="2014-12-04T00:00:00" table:style-name="ce19">
            <text:p>12/04/14</text:p>
          </table:table-cell>
          <table:table-cell office:value-type="string" table:style-name="ce17">
            <text:p>Cycle No.</text:p>
          </table:table-cell>
          <table:table-cell office:value-type="float" office:value="4" table:style-name="ce18">
            <text:p>4</text:p>
          </table:table-cell>
          <table:table-cell office:value-type="string" table:style-name="ce17">
            <text:p>Week No.</text:p>
          </table:table-cell>
          <table:table-cell office:value-type="float" office:value="11" table:style-name="ce18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6">
            <text:p>Role</text:p>
          </table:table-cell>
          <table:covered-table-cell/>
          <table:table-cell office:value-type="string" table:number-columns-spanned="2" table:number-rows-spanned="1" table:style-name="ce7">
            <text:p>Work Required</text:p>
          </table:table-cell>
          <table:covered-table-cell/>
          <table:table-cell office:value-type="string" table:number-columns-spanned="2" table:number-rows-spanned="1" table:style-name="ce7">
            <text:p>Role Difficulty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eam Leader</text:p>
          </table:table-cell>
          <table:covered-table-cell/>
          <table:table-cell office:value-type="float" office:value="20" table:number-columns-spanned="2" table:number-rows-spanned="1" table:style-name="ce21">
            <text:p>20</text:p>
          </table:table-cell>
          <table:covered-table-cell/>
          <table:table-cell office:value-type="float" office:value="20" table:number-columns-spanned="2" table:number-rows-spanned="1" table:style-name="ce21">
            <text:p>2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Development Manager</text:p>
          </table:table-cell>
          <table:covered-table-cell/>
          <table:table-cell office:value-type="float" office:value="25" table:number-columns-spanned="2" table:number-rows-spanned="1" table:style-name="ce21">
            <text:p>25</text:p>
          </table:table-cell>
          <table:covered-table-cell/>
          <table:table-cell office:value-type="float" office:value="20" table:number-columns-spanned="2" table:number-rows-spanned="1" table:style-name="ce21">
            <text:p>2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Planning Manager</text:p>
          </table:table-cell>
          <table:covered-table-cell/>
          <table:table-cell office:value-type="float" office:value="20" table:number-columns-spanned="2" table:number-rows-spanned="1" table:style-name="ce21">
            <text:p>20</text:p>
          </table:table-cell>
          <table:covered-table-cell/>
          <table:table-cell office:value-type="float" office:value="25" table:number-columns-spanned="2" table:number-rows-spanned="1" table:style-name="ce21">
            <text:p>25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Quality/Process Manager</text:p>
          </table:table-cell>
          <table:covered-table-cell/>
          <table:table-cell office:value-type="float" office:value="20" table:number-columns-spanned="2" table:number-rows-spanned="1" table:style-name="ce21">
            <text:p>20</text:p>
          </table:table-cell>
          <table:covered-table-cell/>
          <table:table-cell office:value-type="float" office:value="20" table:number-columns-spanned="2" table:number-rows-spanned="1" table:style-name="ce21">
            <text:p>2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Support Manager</text:p>
          </table:table-cell>
          <table:covered-table-cell/>
          <table:table-cell office:value-type="float" office:value="15" table:number-columns-spanned="2" table:number-rows-spanned="1" table:style-name="ce21">
            <text:p>15</text:p>
          </table:table-cell>
          <table:covered-table-cell/>
          <table:table-cell office:value-type="float" office:value="15" table:number-columns-spanned="2" table:number-rows-spanned="1" table:style-name="ce21">
            <text:p>15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otal Contribution (100%)</text:p>
          </table:table-cell>
          <table:covered-table-cell/>
          <table:table-cell office:value-type="percentage" office:value="0" table:number-columns-spanned="2" table:number-rows-spanned="1" table:style-name="ce10">
            <text:p>0.00%</text:p>
          </table:table-cell>
          <table:covered-table-cell/>
          <table:table-cell office:value-type="percentage" office:value="0" table:number-columns-spanned="2" table:number-rows-spanned="1" table:style-name="ce10">
            <text:p>0.00%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spirit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Overall effectiveness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Rewarding experience</text:p>
          </table:table-cell>
          <table:covered-table-cell table:number-columns-repeated="2"/>
          <table:table-cell office:value-type="float" office:value="5" table:number-columns-spanned="3" table:number-rows-spanned="1" table:style-name="ce21">
            <text:p>5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productivity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cess quality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duct quality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5" table:number-columns-spanned="3" table:number-rows-spanned="1" table:style-name="ce21">
            <text:p>5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6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5" table:number-columns-spanned="3" table:number-rows-spanned="1" table:style-name="ce21">
            <text:p>5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office:value-type="float" office:value="4" table:number-columns-spanned="3" table:number-rows-spanned="1" table:style-name="ce21">
            <text:p>4</text:p>
          </table:table-cell>
          <table:covered-table-cell table:number-columns-repeated="2"/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  <table:table table:name="20105914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7">
            <text:p>Name</text:p>
          </table:table-cell>
          <table:table-cell table:style-name="ce18"/>
          <table:table-cell office:value-type="string" table:style-name="ce17">
            <text:p>Team</text:p>
          </table:table-cell>
          <table:table-cell table:style-name="ce18"/>
          <table:table-cell office:value-type="string" table:style-name="ce17">
            <text:p>Instructor</text:p>
          </table:table-cell>
          <table:table-cell office:value-type="string" table:style-name="ce18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Date</text:p>
          </table:table-cell>
          <table:table-cell office:value-type="date" office:date-value="2014-12-04T00:00:00" table:style-name="ce19">
            <text:p>12/04/14</text:p>
          </table:table-cell>
          <table:table-cell office:value-type="string" table:style-name="ce17">
            <text:p>Cycle No.</text:p>
          </table:table-cell>
          <table:table-cell office:value-type="float" office:value="4" table:style-name="ce18">
            <text:p>4</text:p>
          </table:table-cell>
          <table:table-cell office:value-type="string" table:style-name="ce17">
            <text:p>Week No.</text:p>
          </table:table-cell>
          <table:table-cell office:value-type="float" office:value="11" table:style-name="ce18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6">
            <text:p>Role</text:p>
          </table:table-cell>
          <table:covered-table-cell/>
          <table:table-cell office:value-type="string" table:number-columns-spanned="2" table:number-rows-spanned="1" table:style-name="ce7">
            <text:p>Work Required</text:p>
          </table:table-cell>
          <table:covered-table-cell/>
          <table:table-cell office:value-type="string" table:number-columns-spanned="2" table:number-rows-spanned="1" table:style-name="ce7">
            <text:p>Role Difficulty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eam Lead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Development Manag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Planning Manag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Quality/Process Manag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Support Manag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otal Contribution (100%)</text:p>
          </table:table-cell>
          <table:covered-table-cell/>
          <table:table-cell office:value-type="percentage" office:value="0" table:number-columns-spanned="2" table:number-rows-spanned="1" table:style-name="ce10">
            <text:p>0.00%</text:p>
          </table:table-cell>
          <table:covered-table-cell/>
          <table:table-cell office:value-type="percentage" office:value="0" table:number-columns-spanned="2" table:number-rows-spanned="1" table:style-name="ce10">
            <text:p>0.00%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spirit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Overall effectiveness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Rewarding experience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productivity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cess quality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duct quality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6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  <table:table table:name="20106065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7">
            <text:p>Name</text:p>
          </table:table-cell>
          <table:table-cell office:value-type="string" table:style-name="ce18">
            <text:p>Hector Vasquez</text:p>
          </table:table-cell>
          <table:table-cell office:value-type="string" table:style-name="ce17">
            <text:p>Team</text:p>
          </table:table-cell>
          <table:table-cell table:style-name="ce18"/>
          <table:table-cell office:value-type="string" table:style-name="ce17">
            <text:p>Instructor</text:p>
          </table:table-cell>
          <table:table-cell office:value-type="string" table:style-name="ce18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Date</text:p>
          </table:table-cell>
          <table:table-cell office:value-type="date" office:date-value="2014-12-04T00:00:00" table:style-name="ce19">
            <text:p>12/04/14</text:p>
          </table:table-cell>
          <table:table-cell office:value-type="string" table:style-name="ce17">
            <text:p>Cycle No.</text:p>
          </table:table-cell>
          <table:table-cell office:value-type="float" office:value="4" table:style-name="ce18">
            <text:p>4</text:p>
          </table:table-cell>
          <table:table-cell office:value-type="string" table:style-name="ce17">
            <text:p>Week No.</text:p>
          </table:table-cell>
          <table:table-cell office:value-type="float" office:value="11" table:style-name="ce18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6">
            <text:p>Role</text:p>
          </table:table-cell>
          <table:covered-table-cell/>
          <table:table-cell office:value-type="string" table:number-columns-spanned="2" table:number-rows-spanned="1" table:style-name="ce7">
            <text:p>Work Required</text:p>
          </table:table-cell>
          <table:covered-table-cell/>
          <table:table-cell office:value-type="string" table:number-columns-spanned="2" table:number-rows-spanned="1" table:style-name="ce7">
            <text:p>Role Difficulty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eam Leader</text:p>
          </table:table-cell>
          <table:covered-table-cell/>
          <table:table-cell office:value-type="percentage" office:value="0.2" table:number-columns-spanned="2" table:number-rows-spanned="1" table:style-name="ce10">
            <text:p>20.00%</text:p>
          </table:table-cell>
          <table:covered-table-cell/>
          <table:table-cell office:value-type="percentage" office:value="0.2" table:number-columns-spanned="2" table:number-rows-spanned="1" table:style-name="ce10">
            <text:p>20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Development Manager</text:p>
          </table:table-cell>
          <table:covered-table-cell/>
          <table:table-cell office:value-type="percentage" office:value="0.2" table:number-columns-spanned="2" table:number-rows-spanned="1" table:style-name="ce10">
            <text:p>20.00%</text:p>
          </table:table-cell>
          <table:covered-table-cell/>
          <table:table-cell office:value-type="percentage" office:value="0.2" table:number-columns-spanned="2" table:number-rows-spanned="1" table:style-name="ce10">
            <text:p>20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Planning Manager</text:p>
          </table:table-cell>
          <table:covered-table-cell/>
          <table:table-cell office:value-type="percentage" office:value="0.25" table:number-columns-spanned="2" table:number-rows-spanned="1" table:style-name="ce10">
            <text:p>25.00%</text:p>
          </table:table-cell>
          <table:covered-table-cell/>
          <table:table-cell office:value-type="percentage" office:value="0.2" table:number-columns-spanned="2" table:number-rows-spanned="1" table:style-name="ce10">
            <text:p>20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Quality/Process Manager</text:p>
          </table:table-cell>
          <table:covered-table-cell/>
          <table:table-cell office:value-type="percentage" office:value="0.2" table:number-columns-spanned="2" table:number-rows-spanned="1" table:style-name="ce10">
            <text:p>20.00%</text:p>
          </table:table-cell>
          <table:covered-table-cell/>
          <table:table-cell office:value-type="percentage" office:value="0.2" table:number-columns-spanned="2" table:number-rows-spanned="1" table:style-name="ce10">
            <text:p>20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Support Manager</text:p>
          </table:table-cell>
          <table:covered-table-cell/>
          <table:table-cell office:value-type="percentage" office:value="0.15" table:number-columns-spanned="2" table:number-rows-spanned="1" table:style-name="ce10">
            <text:p>15.00%</text:p>
          </table:table-cell>
          <table:covered-table-cell/>
          <table:table-cell office:value-type="percentage" office:value="0.2" table:number-columns-spanned="2" table:number-rows-spanned="1" table:style-name="ce10">
            <text:p>20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otal Contribution (100%)</text:p>
          </table:table-cell>
          <table:covered-table-cell/>
          <table:table-cell office:value-type="percentage" office:value="1" table:number-columns-spanned="2" table:number-rows-spanned="1" table:style-name="ce10">
            <text:p>100.00%</text:p>
          </table:table-cell>
          <table:covered-table-cell/>
          <table:table-cell office:value-type="percentage" office:value="1" table:number-columns-spanned="2" table:number-rows-spanned="1" table:style-name="ce10">
            <text:p>100.00%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spirit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Overall effectiveness</text:p>
          </table:table-cell>
          <table:covered-table-cell table:number-columns-repeated="2"/>
          <table:table-cell office:value-type="float" office:value="3" table:number-columns-spanned="3" table:number-rows-spanned="1" table:style-name="ce22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Rewarding experience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productivity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cess quality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duct quality</text:p>
          </table:table-cell>
          <table:covered-table-cell table:number-columns-repeated="2"/>
          <table:table-cell office:value-type="float" office:value="4" table:number-columns-spanned="3" table:number-rows-spanned="1" table:style-name="ce13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4" table:number-columns-spanned="3" table:number-rows-spanned="1" table:style-name="ce13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13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4" table:number-columns-spanned="3" table:number-rows-spanned="1" table:style-name="ce13">
            <text:p>4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6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office:value-type="float" office:value="3" table:number-columns-spanned="3" table:number-rows-spanned="1" table:style-name="ce13">
            <text:p>3</text:p>
          </table:table-cell>
          <table:covered-table-cell table:number-columns-repeated="2"/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  <table:table table:name="2010638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3" table:number-columns-repeated="15360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7">
            <text:p>Name</text:p>
          </table:table-cell>
          <table:table-cell office:value-type="string" table:style-name="ce18">
            <text:p>Jusnen Volquez</text:p>
          </table:table-cell>
          <table:table-cell office:value-type="string" table:style-name="ce17">
            <text:p>Team</text:p>
          </table:table-cell>
          <table:table-cell table:style-name="ce18"/>
          <table:table-cell office:value-type="string" table:style-name="ce17">
            <text:p>Instructor</text:p>
          </table:table-cell>
          <table:table-cell office:value-type="string" table:style-name="ce18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Date</text:p>
          </table:table-cell>
          <table:table-cell office:value-type="date" office:date-value="2014-12-04T00:00:00" table:style-name="ce19">
            <text:p>12/04/14</text:p>
          </table:table-cell>
          <table:table-cell office:value-type="string" table:style-name="ce17">
            <text:p>Cycle No.</text:p>
          </table:table-cell>
          <table:table-cell office:value-type="float" office:value="4" table:style-name="ce18">
            <text:p>4</text:p>
          </table:table-cell>
          <table:table-cell office:value-type="string" table:style-name="ce17">
            <text:p>Week No.</text:p>
          </table:table-cell>
          <table:table-cell office:value-type="float" office:value="11" table:style-name="ce18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6">
            <text:p>Role</text:p>
          </table:table-cell>
          <table:covered-table-cell/>
          <table:table-cell office:value-type="string" table:number-columns-spanned="2" table:number-rows-spanned="1" table:style-name="ce7">
            <text:p>Work Required</text:p>
          </table:table-cell>
          <table:covered-table-cell/>
          <table:table-cell office:value-type="string" table:number-columns-spanned="2" table:number-rows-spanned="1" table:style-name="ce7">
            <text:p>Role Difficulty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eam Lead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Development Manag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Planning Manag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Quality/Process Manag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Support Manager</text:p>
          </table:table-cell>
          <table:covered-table-cell/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8">
            <text:p>Total Contribution (100%)</text:p>
          </table:table-cell>
          <table:covered-table-cell/>
          <table:table-cell office:value-type="percentage" office:value="0" table:number-columns-spanned="2" table:number-rows-spanned="1" table:style-name="ce10">
            <text:p>0.00%</text:p>
          </table:table-cell>
          <table:covered-table-cell/>
          <table:table-cell office:value-type="percentage" office:value="0" table:number-columns-spanned="2" table:number-rows-spanned="1" table:style-name="ce10">
            <text:p>0.00%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spirit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Overall effectiveness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Rewarding experience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productivity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cess quality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roduct quality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4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6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Team Lead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Developmen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Planning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Quality/Process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2">
            <text:p>Support Manager</text:p>
          </table:table-cell>
          <table:covered-table-cell table:number-columns-repeated="2"/>
          <table:table-cell table:number-columns-spanned="3" table:number-rows-spanned="1" table:style-name="ce21"/>
          <table:covered-table-cell table:number-columns-repeated="2"/>
          <table:table-cell table:number-columns-repeated="16378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Kira</meta:initial-creator>
    <dc:creator>Kira</dc:creator>
    <meta:creation-date>2014-11-27T16:17:43Z</meta:creation-date>
    <dc:date>2014-12-04T15:04:44Z</dc:date>
    <meta:editing-cycles>14</meta:editing-cycles>
    <meta:editing-duration>PT3062S</meta:editing-duration>
    <meta:user-defined meta:name="WorkbookGuid">8b253f43-340f-454e-bf76-543c51deaaa0</meta:user-defined>
  </office:meta>
</office:document-meta>
</file>